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tkinson Hyperlegible" svg:font-family="'Atkinson Hyperlegible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margin-top="0.201cm" fo:margin-bottom="0.201cm" style:contextual-spacing="false" fo:line-height="115%" fo:text-align="justify" style:justify-single-word="false"/>
      <style:text-properties style:font-name="Atkinson Hyperlegible" fo:font-size="12pt" fo:font-weight="normal" officeooo:rsid="000e3537" officeooo:paragraph-rsid="000f91b8" style:font-size-asian="12pt" style:font-weight-asian="normal" style:font-size-complex="12pt" style:font-weight-complex="normal"/>
    </style:style>
    <style:style style:name="P3" style:family="paragraph" style:parent-style-name="Standard" style:list-style-name="L1">
      <style:paragraph-properties fo:margin-top="0.201cm" fo:margin-bottom="0.201cm" style:contextual-spacing="false" fo:line-height="115%" fo:text-align="justify" style:justify-single-word="false"/>
      <style:text-properties style:font-name="Atkinson Hyperlegible" fo:font-size="12pt" fo:font-weight="normal" officeooo:rsid="000e3537" officeooo:paragraph-rsid="000e3537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margin-top="0.201cm" fo:margin-bottom="0.201cm" style:contextual-spacing="false" fo:line-height="115%" fo:text-align="justify" style:justify-single-word="false"/>
      <style:text-properties style:font-name="Atkinson Hyperlegible" fo:font-size="12pt" fo:font-weight="normal" officeooo:rsid="000bcdaf" officeooo:paragraph-rsid="000f91b8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top="0.201cm" fo:margin-bottom="0.201cm" style:contextual-spacing="false" fo:line-height="115%" fo:text-align="justify" style:justify-single-word="false"/>
      <style:text-properties style:font-name="Atkinson Hyperlegible" fo:font-size="12pt" fo:font-weight="normal" officeooo:rsid="000fcd76" officeooo:paragraph-rsid="000fcd76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top="0.201cm" fo:margin-bottom="0.201cm" style:contextual-spacing="false" fo:line-height="115%" fo:text-align="justify" style:justify-single-word="false"/>
      <style:text-properties style:font-name="Atkinson Hyperlegible" fo:font-size="12pt" fo:font-weight="normal" officeooo:rsid="006eb93f" officeooo:paragraph-rsid="006eb93f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margin-top="0.201cm" fo:margin-bottom="0.201cm" style:contextual-spacing="false" fo:line-height="115%" fo:text-align="justify" style:justify-single-word="false"/>
      <style:text-properties style:font-name="Atkinson Hyperlegible" fo:font-size="12pt" fo:font-weight="normal" officeooo:rsid="00733c98" officeooo:paragraph-rsid="00733c98" style:font-size-asian="10.5pt" style:font-weight-asian="normal" style:font-size-complex="12pt" style:font-weight-complex="normal"/>
    </style:style>
    <style:style style:name="P8" style:family="paragraph" style:parent-style-name="Standard" style:list-style-name="L8">
      <style:paragraph-properties fo:margin-top="0.201cm" fo:margin-bottom="0.201cm" style:contextual-spacing="false" fo:line-height="115%" fo:text-align="justify" style:justify-single-word="false"/>
      <style:text-properties style:font-name="Atkinson Hyperlegible" fo:font-size="12pt" fo:font-weight="normal" officeooo:rsid="007b395e" officeooo:paragraph-rsid="007b395e" style:font-size-asian="10.5pt" style:font-weight-asian="normal" style:font-size-complex="12pt" style:font-weight-complex="normal"/>
    </style:style>
    <style:style style:name="P9" style:family="paragraph" style:parent-style-name="Standard" style:list-style-name="L8">
      <style:paragraph-properties fo:margin-top="0.201cm" fo:margin-bottom="0.201cm" style:contextual-spacing="false" fo:line-height="115%" fo:text-align="justify" style:justify-single-word="false"/>
      <style:text-properties style:font-name="Atkinson Hyperlegible" fo:font-size="12pt" fo:font-weight="normal" officeooo:rsid="007d0cfd" officeooo:paragraph-rsid="007d0cfd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margin-top="0.201cm" fo:margin-bottom="0.201cm" style:contextual-spacing="false" fo:line-height="115%" fo:text-align="justify" style:justify-single-word="false"/>
      <style:text-properties style:font-name="Atkinson Hyperlegible" fo:font-size="12pt" fo:font-weight="normal" officeooo:rsid="007e0b16" officeooo:paragraph-rsid="007e0b16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margin-top="0.201cm" fo:margin-bottom="0.201cm" style:contextual-spacing="false" fo:line-height="115%" fo:text-align="justify" style:justify-single-word="false"/>
      <style:text-properties style:font-name="Atkinson Hyperlegible" fo:font-size="12pt" fo:font-weight="normal" officeooo:rsid="000abc2d" officeooo:paragraph-rsid="000abc2d" style:font-size-asian="10.5pt" style:font-weight-asian="normal" style:font-size-complex="12pt" style:font-weight-complex="normal"/>
    </style:style>
    <style:style style:name="P12" style:family="paragraph" style:parent-style-name="Standard" style:list-style-name="L1">
      <style:paragraph-properties fo:margin-top="0.201cm" fo:margin-bottom="0.201cm" style:contextual-spacing="false" fo:line-height="115%" fo:text-align="justify" style:justify-single-word="false"/>
      <style:text-properties style:font-name="Atkinson Hyperlegible" fo:font-size="12pt" fo:font-weight="bold" officeooo:rsid="000e3537" officeooo:paragraph-rsid="000e3537" style:font-size-asian="12pt" style:font-weight-asian="bold" style:font-size-complex="12pt" style:font-weight-complex="bold"/>
    </style:style>
    <style:style style:name="P13" style:family="paragraph" style:parent-style-name="Standard">
      <style:paragraph-properties fo:margin-top="0.201cm" fo:margin-bottom="0.201cm" style:contextual-spacing="false" fo:line-height="115%" fo:text-align="justify" style:justify-single-word="false"/>
      <style:text-properties style:font-name="Atkinson Hyperlegible" fo:font-size="12pt" fo:font-weight="bold" officeooo:rsid="006a2985" officeooo:paragraph-rsid="006a2985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margin-top="0.201cm" fo:margin-bottom="0.201cm" style:contextual-spacing="false" fo:line-height="115%" fo:text-align="justify" style:justify-single-word="false"/>
      <style:text-properties style:font-name="Atkinson Hyperlegible" fo:font-size="12pt" fo:font-weight="bold" officeooo:rsid="006eb93f" officeooo:paragraph-rsid="006eb93f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margin-top="0.201cm" fo:margin-bottom="0.201cm" style:contextual-spacing="false" fo:line-height="115%" fo:text-align="justify" style:justify-single-word="false"/>
      <style:text-properties style:font-name="Atkinson Hyperlegible" fo:font-size="12pt" fo:font-weight="bold" officeooo:rsid="006f80a3" officeooo:paragraph-rsid="006f80a3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margin-top="0.201cm" fo:margin-bottom="0.201cm" style:contextual-spacing="false" fo:line-height="115%" fo:text-align="justify" style:justify-single-word="false"/>
      <style:text-properties style:font-name="Atkinson Hyperlegible" fo:font-size="12pt" fo:font-weight="bold" officeooo:rsid="007046d8" officeooo:paragraph-rsid="007046d8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margin-top="0.201cm" fo:margin-bottom="0.201cm" style:contextual-spacing="false" fo:line-height="115%" fo:text-align="justify" style:justify-single-word="false"/>
      <style:text-properties style:font-name="Atkinson Hyperlegible" fo:font-size="12pt" fo:font-weight="bold" officeooo:rsid="0071ef0d" officeooo:paragraph-rsid="0071ef0d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margin-top="0.201cm" fo:margin-bottom="0.201cm" style:contextual-spacing="false" fo:line-height="115%" fo:text-align="justify" style:justify-single-word="false"/>
      <style:text-properties style:font-name="Atkinson Hyperlegible" fo:font-size="12pt" fo:font-weight="bold" officeooo:rsid="00097d13" officeooo:paragraph-rsid="006a2985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margin-top="0.201cm" fo:margin-bottom="0.201cm" style:contextual-spacing="false" fo:line-height="115%" fo:text-align="justify" style:justify-single-word="false"/>
      <style:text-properties style:font-name="Atkinson Hyperlegible" fo:font-size="12pt" fo:font-weight="bold" officeooo:rsid="009bab13" officeooo:paragraph-rsid="009bab13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margin-top="0.201cm" fo:margin-bottom="0.201cm" style:contextual-spacing="false" fo:line-height="115%" fo:text-align="justify" style:justify-single-word="false" fo:break-before="page"/>
      <style:text-properties style:font-name="Atkinson Hyperlegible" fo:font-size="12pt" fo:font-weight="bold" officeooo:rsid="009e02c0" officeooo:paragraph-rsid="009e02c0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margin-top="0.201cm" fo:margin-bottom="0.201cm" style:contextual-spacing="false" fo:line-height="115%" fo:text-align="justify" style:justify-single-word="false"/>
      <style:text-properties style:font-name="Atkinson Hyperlegible" fo:font-size="12pt" fo:font-weight="bold" officeooo:rsid="00a188c9" officeooo:paragraph-rsid="00a188c9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margin-top="0.201cm" fo:margin-bottom="0.201cm" style:contextual-spacing="false" fo:line-height="115%" fo:text-align="justify" style:justify-single-word="false" fo:break-before="page"/>
      <style:text-properties style:font-name="Atkinson Hyperlegible" fo:font-size="16pt" fo:font-weight="bold" officeooo:rsid="00121255" officeooo:paragraph-rsid="004a5c7b" style:font-size-asian="16pt" style:font-weight-asian="bold" style:font-size-complex="16pt" style:font-weight-complex="bold"/>
    </style:style>
    <style:style style:name="P23" style:family="paragraph" style:parent-style-name="Standard">
      <style:paragraph-properties fo:margin-top="0.201cm" fo:margin-bottom="0.201cm" style:contextual-spacing="false" fo:line-height="115%" fo:text-align="justify" style:justify-single-word="false"/>
      <style:text-properties style:font-name="Atkinson Hyperlegible" fo:font-size="16pt" fo:font-weight="bold" officeooo:rsid="00121255" officeooo:paragraph-rsid="00121255" style:font-size-asian="16pt" style:font-weight-asian="bold" style:font-size-complex="16pt" style:font-weight-complex="bold"/>
    </style:style>
    <style:style style:name="P24" style:family="paragraph" style:parent-style-name="Standard">
      <style:paragraph-properties fo:margin-top="0.201cm" fo:margin-bottom="0.201cm" style:contextual-spacing="false" fo:line-height="115%" fo:text-align="justify" style:justify-single-word="false"/>
      <style:text-properties style:font-name="Atkinson Hyperlegible" fo:font-size="18pt" fo:font-weight="bold" officeooo:rsid="0023ebf0" officeooo:paragraph-rsid="00868197" style:font-size-asian="18pt" style:font-weight-asian="bold" style:font-size-complex="18pt" style:font-weight-complex="bold"/>
    </style:style>
    <style:style style:name="P25" style:family="paragraph" style:parent-style-name="Standard">
      <style:paragraph-properties fo:margin-top="0.201cm" fo:margin-bottom="0.201cm" style:contextual-spacing="false" fo:line-height="115%" fo:text-align="center" style:justify-single-word="false"/>
      <style:text-properties style:font-name="Atkinson Hyperlegible" fo:font-size="18pt" fo:font-weight="bold" officeooo:rsid="00097d13" officeooo:paragraph-rsid="00097d13" style:font-size-asian="15.75pt" style:font-weight-asian="bold" style:font-size-complex="18pt" style:font-weight-complex="bold"/>
    </style:style>
    <style:style style:name="P26" style:family="paragraph" style:parent-style-name="Standard">
      <style:paragraph-properties fo:margin-top="0.201cm" fo:margin-bottom="0.201cm" style:contextual-spacing="false" fo:line-height="115%" fo:text-align="justify" style:justify-single-word="false"/>
      <style:text-properties officeooo:paragraph-rsid="0077d1a5"/>
    </style:style>
    <style:style style:name="P27" style:family="paragraph" style:parent-style-name="Standard">
      <style:paragraph-properties fo:margin-top="0.201cm" fo:margin-bottom="0.201cm" style:contextual-spacing="false" fo:line-height="115%" fo:text-align="justify" style:justify-single-word="false"/>
      <style:text-properties fo:font-size="12pt" officeooo:rsid="0020d5da" officeooo:paragraph-rsid="0020d5da" style:font-size-asian="12pt" style:font-size-complex="12pt"/>
    </style:style>
    <style:style style:name="P28" style:family="paragraph" style:parent-style-name="Standard">
      <style:paragraph-properties fo:margin-top="0.201cm" fo:margin-bottom="0.201cm" style:contextual-spacing="false" fo:line-height="115%" fo:text-align="justify" style:justify-single-word="false"/>
      <style:text-properties style:font-name="Atkinson Hyperlegible" fo:font-weight="bold" officeooo:rsid="001a96ee" officeooo:paragraph-rsid="00751c66" style:font-weight-asian="bold" style:font-weight-complex="bold"/>
    </style:style>
    <style:style style:name="P29" style:family="paragraph" style:parent-style-name="Standard">
      <style:paragraph-properties fo:margin-top="0.201cm" fo:margin-bottom="0.201cm" style:contextual-spacing="false" fo:line-height="115%" fo:text-align="justify" style:justify-single-word="false"/>
      <style:text-properties fo:color="#000000" loext:opacity="100%" officeooo:paragraph-rsid="0077d1a5"/>
    </style:style>
    <style:style style:name="P30" style:family="paragraph" style:parent-style-name="Standard">
      <style:paragraph-properties fo:margin-top="0.201cm" fo:margin-bottom="0.201cm" style:contextual-spacing="false" fo:line-height="115%" fo:text-align="justify" style:justify-single-word="false"/>
      <style:text-properties fo:color="#000000" loext:opacity="100%" style:font-name="Atkinson Hyperlegible" fo:font-size="12pt" fo:font-weight="bold" officeooo:rsid="007b395e" officeooo:paragraph-rsid="007b395e" style:font-size-asian="10.5pt" style:font-weight-asian="bold" style:font-size-complex="12pt" style:font-weight-complex="bold"/>
    </style:style>
    <style:style style:name="T1" style:family="text">
      <style:text-properties officeooo:rsid="000abc2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3065e" style:font-size-asian="12pt" style:font-style-asian="italic" style:font-style-complex="italic"/>
    </style:style>
    <style:style style:name="T4" style:family="text">
      <style:text-properties fo:font-style="normal" style:text-underline-style="none" style:font-style-asian="normal" style:font-style-complex="normal"/>
    </style:style>
    <style:style style:name="T5" style:family="text">
      <style:text-properties fo:font-style="normal" style:text-underline-style="none" officeooo:rsid="000bcdaf" style:font-style-asian="normal" style:font-style-complex="normal"/>
    </style:style>
    <style:style style:name="T6" style:family="text">
      <style:text-properties fo:font-style="normal" style:text-underline-style="none" officeooo:rsid="0027043c" style:font-style-asian="normal" style:font-style-complex="normal"/>
    </style:style>
    <style:style style:name="T7" style:family="text">
      <style:text-properties officeooo:rsid="000d6746"/>
    </style:style>
    <style:style style:name="T8" style:family="text">
      <style:text-properties officeooo:rsid="000e3537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size-asian="12pt" style:font-weight-asian="bold" style:font-weight-complex="bold"/>
    </style:style>
    <style:style style:name="T11" style:family="text">
      <style:text-properties fo:font-weight="bold" officeooo:rsid="006f3845" style:font-size-asian="12pt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1335f2" style:font-weight-asian="normal" style:font-weight-complex="normal"/>
    </style:style>
    <style:style style:name="T14" style:family="text">
      <style:text-properties fo:font-weight="normal" officeooo:rsid="0014acc5" style:font-weight-asian="normal" style:font-weight-complex="normal"/>
    </style:style>
    <style:style style:name="T15" style:family="text">
      <style:text-properties fo:font-weight="normal" officeooo:rsid="001561cc" style:font-weight-asian="normal" style:font-weight-complex="normal"/>
    </style:style>
    <style:style style:name="T16" style:family="text">
      <style:text-properties fo:font-weight="normal" officeooo:rsid="008e79c2" style:font-weight-asian="normal" style:font-weight-complex="normal"/>
    </style:style>
    <style:style style:name="T17" style:family="text">
      <style:text-properties fo:font-weight="normal" style:font-size-asian="12pt" style:font-weight-asian="normal" style:font-weight-complex="normal"/>
    </style:style>
    <style:style style:name="T18" style:family="text">
      <style:text-properties fo:font-weight="normal" officeooo:rsid="0023065e" style:font-size-asian="12pt" style:font-weight-asian="normal" style:font-weight-complex="normal"/>
    </style:style>
    <style:style style:name="T19" style:family="text">
      <style:text-properties fo:font-weight="normal" officeooo:rsid="004e1f94" style:font-size-asian="12pt" style:font-weight-asian="normal" style:font-weight-complex="normal"/>
    </style:style>
    <style:style style:name="T20" style:family="text">
      <style:text-properties fo:font-weight="normal" officeooo:rsid="004e4f7a" style:font-size-asian="12pt" style:font-weight-asian="normal" style:font-weight-complex="normal"/>
    </style:style>
    <style:style style:name="T21" style:family="text">
      <style:text-properties fo:font-weight="normal" officeooo:rsid="004fb916" style:font-size-asian="12pt" style:font-weight-asian="normal" style:font-weight-complex="normal"/>
    </style:style>
    <style:style style:name="T22" style:family="text">
      <style:text-properties fo:font-weight="normal" officeooo:rsid="0066a430" style:font-size-asian="12pt" style:font-weight-asian="normal" style:font-weight-complex="normal"/>
    </style:style>
    <style:style style:name="T23" style:family="text">
      <style:text-properties fo:font-weight="normal" officeooo:rsid="006b5e07" style:font-size-asian="12pt" style:font-weight-asian="normal" style:font-weight-complex="normal"/>
    </style:style>
    <style:style style:name="T24" style:family="text">
      <style:text-properties fo:font-weight="normal" officeooo:rsid="006cf200" style:font-size-asian="12pt" style:font-weight-asian="normal" style:font-weight-complex="normal"/>
    </style:style>
    <style:style style:name="T25" style:family="text">
      <style:text-properties fo:font-weight="normal" officeooo:rsid="006eb93f" style:font-size-asian="12pt" style:font-weight-asian="normal" style:font-weight-complex="normal"/>
    </style:style>
    <style:style style:name="T26" style:family="text">
      <style:text-properties fo:font-weight="normal" officeooo:rsid="00a29ca3" style:font-size-asian="12pt" style:font-weight-asian="normal" style:font-weight-complex="normal"/>
    </style:style>
    <style:style style:name="T27" style:family="text">
      <style:text-properties fo:font-weight="normal" officeooo:rsid="00a405c4" style:font-size-asian="12pt" style:font-weight-asian="normal" style:font-weight-complex="normal"/>
    </style:style>
    <style:style style:name="T28" style:family="text">
      <style:text-properties officeooo:rsid="0010b6ce"/>
    </style:style>
    <style:style style:name="T29" style:family="text">
      <style:text-properties officeooo:rsid="0010de60"/>
    </style:style>
    <style:style style:name="T30" style:family="text">
      <style:text-properties officeooo:rsid="00167d53"/>
    </style:style>
    <style:style style:name="T31" style:family="text">
      <style:text-properties officeooo:rsid="0016f40b"/>
    </style:style>
    <style:style style:name="T32" style:family="text">
      <style:text-properties officeooo:rsid="0017bbf3"/>
    </style:style>
    <style:style style:name="T33" style:family="text">
      <style:text-properties officeooo:rsid="001840fb"/>
    </style:style>
    <style:style style:name="T34" style:family="text">
      <style:text-properties officeooo:rsid="0018a128"/>
    </style:style>
    <style:style style:name="T35" style:family="text">
      <style:text-properties style:font-name="Atkinson Hyperlegible" fo:font-size="12pt" fo:font-weight="normal" officeooo:rsid="001a96ee" style:font-size-asian="12pt" style:font-weight-asian="normal" style:font-size-complex="12pt" style:font-weight-complex="normal"/>
    </style:style>
    <style:style style:name="T36" style:family="text">
      <style:text-properties style:font-name="Atkinson Hyperlegible" fo:font-size="12pt" fo:font-weight="normal" officeooo:rsid="00295a09" style:font-size-asian="12pt" style:font-weight-asian="normal" style:font-size-complex="12pt" style:font-weight-complex="normal"/>
    </style:style>
    <style:style style:name="T37" style:family="text">
      <style:text-properties style:font-name="Atkinson Hyperlegible" fo:font-size="12pt" fo:font-weight="normal" officeooo:rsid="002d0025" style:font-size-asian="12pt" style:font-weight-asian="normal" style:font-size-complex="12pt" style:font-weight-complex="normal"/>
    </style:style>
    <style:style style:name="T38" style:family="text">
      <style:text-properties style:font-name="Atkinson Hyperlegible" fo:font-size="12pt" fo:font-weight="normal" officeooo:rsid="0031b608" style:font-size-asian="12pt" style:font-weight-asian="normal" style:font-size-complex="12pt" style:font-weight-complex="normal"/>
    </style:style>
    <style:style style:name="T39" style:family="text">
      <style:text-properties style:font-name="Atkinson Hyperlegible" fo:font-size="12pt" fo:font-weight="normal" officeooo:rsid="002ab0dc" style:font-size-asian="12pt" style:font-weight-asian="normal" style:font-size-complex="12pt" style:font-weight-complex="normal"/>
    </style:style>
    <style:style style:name="T40" style:family="text">
      <style:text-properties style:font-name="Atkinson Hyperlegible" fo:font-size="12pt" fo:font-weight="normal" officeooo:rsid="00332b95" style:font-size-asian="12pt" style:font-weight-asian="normal" style:font-size-complex="12pt" style:font-weight-complex="normal"/>
    </style:style>
    <style:style style:name="T41" style:family="text">
      <style:text-properties style:font-name="Atkinson Hyperlegible" fo:font-size="12pt" fo:font-weight="normal" officeooo:rsid="005569bc" style:font-size-asian="12pt" style:font-weight-asian="normal" style:font-size-complex="12pt" style:font-weight-complex="normal"/>
    </style:style>
    <style:style style:name="T42" style:family="text">
      <style:text-properties style:font-name="Atkinson Hyperlegible" fo:font-size="12pt" fo:font-weight="normal" officeooo:rsid="005e65f1" style:font-size-asian="12pt" style:font-weight-asian="normal" style:font-size-complex="12pt" style:font-weight-complex="normal"/>
    </style:style>
    <style:style style:name="T43" style:family="text">
      <style:text-properties style:font-name="Atkinson Hyperlegible" fo:font-size="12pt" fo:font-weight="normal" officeooo:rsid="005ee8f8" style:font-size-asian="12pt" style:font-weight-asian="normal" style:font-size-complex="12pt" style:font-weight-complex="normal"/>
    </style:style>
    <style:style style:name="T44" style:family="text">
      <style:text-properties style:font-name="Atkinson Hyperlegible" fo:font-size="12pt" fo:font-weight="normal" officeooo:rsid="0061efec" style:font-size-asian="12pt" style:font-weight-asian="normal" style:font-size-complex="12pt" style:font-weight-complex="normal"/>
    </style:style>
    <style:style style:name="T45" style:family="text">
      <style:text-properties style:font-name="Atkinson Hyperlegible" fo:font-size="12pt" fo:font-weight="normal" officeooo:rsid="0062e75a" style:font-size-asian="12pt" style:font-weight-asian="normal" style:font-size-complex="12pt" style:font-weight-complex="normal"/>
    </style:style>
    <style:style style:name="T46" style:family="text">
      <style:text-properties style:font-name="Atkinson Hyperlegible" fo:font-size="12pt" fo:font-weight="normal" officeooo:rsid="00645187" style:font-size-asian="12pt" style:font-weight-asian="normal" style:font-size-complex="12pt" style:font-weight-complex="normal"/>
    </style:style>
    <style:style style:name="T47" style:family="text">
      <style:text-properties style:font-name="Atkinson Hyperlegible" fo:font-size="12pt" fo:font-weight="normal" officeooo:rsid="0076b0c5" style:font-size-asian="12pt" style:font-weight-asian="normal" style:font-size-complex="12pt" style:font-weight-complex="normal"/>
    </style:style>
    <style:style style:name="T48" style:family="text">
      <style:text-properties style:font-name="Atkinson Hyperlegible" fo:font-size="12pt" fo:font-weight="normal" officeooo:rsid="00286b34" style:font-size-asian="12pt" style:font-weight-asian="normal" style:font-size-complex="12pt" style:font-weight-complex="normal"/>
    </style:style>
    <style:style style:name="T49" style:family="text">
      <style:text-properties style:font-name="Atkinson Hyperlegible" fo:font-size="12pt" fo:font-weight="bold" officeooo:rsid="002ab0dc" style:font-size-asian="12pt" style:font-weight-asian="bold" style:font-size-complex="12pt" style:font-weight-complex="bold"/>
    </style:style>
    <style:style style:name="T50" style:family="text">
      <style:text-properties style:font-name="Atkinson Hyperlegible" fo:font-size="12pt" fo:font-weight="bold" officeooo:rsid="003adbda" style:font-size-asian="12pt" style:font-weight-asian="bold" style:font-size-complex="12pt" style:font-weight-complex="bold"/>
    </style:style>
    <style:style style:name="T51" style:family="text">
      <style:text-properties style:font-name="Atkinson Hyperlegible" fo:font-size="12pt" fo:font-weight="bold" officeooo:rsid="0035b332" style:font-size-asian="12pt" style:font-weight-asian="bold" style:font-size-complex="12pt" style:font-weight-complex="bold"/>
    </style:style>
    <style:style style:name="T52" style:family="text">
      <style:text-properties style:font-name="Atkinson Hyperlegible" fo:font-size="12pt" fo:font-weight="bold" officeooo:rsid="0092f15e" style:font-size-asian="12pt" style:font-weight-asian="bold" style:font-size-complex="12pt" style:font-weight-complex="bold"/>
    </style:style>
    <style:style style:name="T53" style:family="text">
      <style:text-properties style:font-name="Atkinson Hyperlegible" fo:font-weight="normal" style:font-weight-asian="normal" style:font-weight-complex="normal"/>
    </style:style>
    <style:style style:name="T54" style:family="text">
      <style:text-properties style:font-name="Atkinson Hyperlegible" fo:font-weight="bold" style:font-weight-asian="bold" style:font-weight-complex="bold"/>
    </style:style>
    <style:style style:name="T55" style:family="text">
      <style:text-properties officeooo:rsid="001c5c11"/>
    </style:style>
    <style:style style:name="T56" style:family="text">
      <style:text-properties officeooo:rsid="001ee60b"/>
    </style:style>
    <style:style style:name="T57" style:family="text">
      <style:text-properties officeooo:rsid="002564d8"/>
    </style:style>
    <style:style style:name="T58" style:family="text">
      <style:text-properties fo:font-size="12pt" fo:font-weight="normal" style:font-size-asian="12pt" style:font-weight-asian="normal" style:font-size-complex="12pt" style:font-weight-complex="normal"/>
    </style:style>
    <style:style style:name="T59" style:family="text">
      <style:text-properties fo:font-size="12pt" fo:font-weight="normal" officeooo:rsid="00868197" style:font-size-asian="12pt" style:font-weight-asian="normal" style:font-size-complex="12pt" style:font-weight-complex="normal"/>
    </style:style>
    <style:style style:name="T60" style:family="text">
      <style:text-properties fo:font-size="12pt" fo:font-weight="normal" officeooo:rsid="00895ff8" style:font-size-asian="12pt" style:font-weight-asian="normal" style:font-size-complex="12pt" style:font-weight-complex="normal"/>
    </style:style>
    <style:style style:name="T61" style:family="text">
      <style:text-properties officeooo:rsid="00457126"/>
    </style:style>
    <style:style style:name="T62" style:family="text">
      <style:text-properties style:font-size-asian="12pt"/>
    </style:style>
    <style:style style:name="T63" style:family="text">
      <style:text-properties officeooo:rsid="0023065e" style:font-size-asian="12pt"/>
    </style:style>
    <style:style style:name="T64" style:family="text">
      <style:text-properties officeooo:rsid="0066a430" style:font-size-asian="12pt"/>
    </style:style>
    <style:style style:name="T65" style:family="text">
      <style:text-properties officeooo:rsid="006eb93f" style:font-size-asian="12pt"/>
    </style:style>
    <style:style style:name="T66" style:family="text">
      <style:text-properties officeooo:rsid="006f3845" style:font-size-asian="12pt"/>
    </style:style>
    <style:style style:name="T67" style:family="text">
      <style:text-properties officeooo:rsid="006f80a3" style:font-size-asian="12pt"/>
    </style:style>
    <style:style style:name="T68" style:family="text">
      <style:text-properties officeooo:rsid="00645310" style:font-size-asian="12pt"/>
    </style:style>
    <style:style style:name="T69" style:family="text">
      <style:text-properties officeooo:rsid="00659fa5" style:font-size-asian="12pt"/>
    </style:style>
    <style:style style:name="T70" style:family="text">
      <style:text-properties officeooo:rsid="00a29ca3" style:font-size-asian="12pt"/>
    </style:style>
    <style:style style:name="T71" style:family="text">
      <style:text-properties officeooo:rsid="00a405c4" style:font-size-asian="12pt"/>
    </style:style>
    <style:style style:name="T72" style:family="text">
      <style:text-properties fo:color="#8d281e" loext:opacity="100%" fo:font-weight="bold" style:font-size-asian="12pt" style:font-weight-asian="bold" style:font-weight-complex="bold"/>
    </style:style>
    <style:style style:name="T73" style:family="text">
      <style:text-properties officeooo:rsid="008b89af"/>
    </style:style>
    <style:style style:name="T74" style:family="text">
      <style:text-properties officeooo:rsid="008e79c2"/>
    </style:style>
    <style:style style:name="T75" style:family="text">
      <style:text-properties officeooo:rsid="009b355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AskGaius <text:span text:style-name="T1">Instruction Manual</text:span></text:p>
      <text:p text:style-name="P11"><text:span text:style-name="T2">Salve</text:span><text:span text:style-name="T4"> and welcome to AskGaius. AskGaius is a portable AI assistant stored on a plug in and play device </text:span><text:span text:style-name="T5">(the “AskGaius Stick”)</text:span><text:span text:style-name="T4"> that works offline and does not send data to a remote server. AskGaius can be run on Windows, Linux and macOS. </text:span><text:span text:style-name="T6">Using AskGaius involves sending prompts to an AI (called “Gaius”) who will then respond.</text:span></text:p>
      <text:p text:style-name="P23"><text:span text:style-name="T55">How to </text:span>Start AskGaius </text:p>
      <text:p text:style-name="P4"><text:span text:style-name="T32">I</text:span>nsert the AskGaius Stick <text:span text:style-name="T7">into your computer. The computer will detect </text:span><text:span text:style-name="T33">that </text:span><text:span text:style-name="T7">this </text:span><text:span text:style-name="T33">is </text:span><text:span text:style-name="T7">a USB stick labelled “ASKGAIUS”. </text:span><text:span text:style-name="T8">Open the </text:span><text:span text:style-name="T34">ASKGAIUS </text:span><text:span text:style-name="T8">file system and open the directory labelled “AskGaius.” </text:span></text:p>
      <text:p text:style-name="P2">The next step depends on the operating system of your computer:</text:p>
      <text:list text:style-name="L1">
        <text:list-item>
          <text:p text:style-name="P12"><text:span text:style-name="T12">If the computer </text:span><text:span text:style-name="T15">runs</text:span><text:span text:style-name="T14"> </text:span>Microsoft Windows,<text:span text:style-name="T12"> </text:span><text:span text:style-name="T13">use your mouse to left-</text:span><text:span text:style-name="T12">click </text:span><text:span text:style-name="T13">twice </text:span><text:span text:style-name="T12">the file labelled </text:span>start_windows.bat</text:p>
        </text:list-item>
        <text:list-item>
          <text:p text:style-name="P3">If the computer <text:span text:style-name="T30">runs </text:span><text:span text:style-name="T9">Apple macOS,</text:span> <text:span text:style-name="T31">use your mouse to left</text:span>-click <text:span text:style-name="T31">twice </text:span>the file labelled <text:span text:style-name="T9">start_macos.command</text:span></text:p>
        </text:list-item>
        <text:list-item>
          <text:p text:style-name="P3">If the computer users <text:span text:style-name="T9">Linux</text:span>, open the directory in the terminal and run:<text:line-break/><text:span text:style-name="T9">bash ./start-linux.sh</text:span></text:p>
        </text:list-item>
      </text:list>
      <text:p text:style-name="P5">A terminal will appear that will instruct you to visit <text:a xlink:type="simple" xlink:href="http://localhost:8080/" text:style-name="Internet_20_link" text:visited-style-name="Visited_20_Internet_20_Link">http://localhost:8080</text:a>. <text:span text:style-name="T28">Visit this </text:span><text:span text:style-name="T56">link</text:span><text:span text:style-name="T28"> using a browser that supports WebGPU (e.g. Google Chrome or Microsoft Edge). You can check browser compatibility by visiting the website </text:span><text:a xlink:type="simple" xlink:href="https://webgpureport.org/" text:style-name="Internet_20_link" text:visited-style-name="Visited_20_Internet_20_Link"><text:span text:style-name="T28">https://webgpureport.org</text:span></text:a><text:span text:style-name="T28"> beforehand which will confirm </text:span><text:span text:style-name="T29">whether</text:span><text:span text:style-name="T28"> your browser supports WebGPU.</text:span></text:p>
      <text:p text:style-name="P27"><text:span text:style-name="T53">If you see an image of Gaius holding a shield and a book then you have landed on the “</text:span><text:span text:style-name="T54">Home Page</text:span><text:span text:style-name="T53">” and are ready to start.</text:span></text:p>
      <text:p text:style-name="P24"><text:span text:style-name="T61">How </text:span>To <text:span text:style-name="T57">Exit AskGaius</text:span></text:p>
      <text:p text:style-name="P24"><text:span text:style-name="T58">Close the browser (e.g. Google Chrome or Microsoft Edge); </text:span><text:span text:style-name="T59">c</text:span><text:span text:style-name="T58">lose the terminal that opened when you started the application; </text:span><text:span text:style-name="T59">and </text:span><text:span text:style-name="T60">then </text:span><text:span text:style-name="T59">s</text:span><text:span text:style-name="T58">afely eject ASKGAIUS as you would any other USB stick.</text:span></text:p>
      <text:p text:style-name="P22"><text:span text:style-name="T73">How to Use </text:span>AskGaius </text:p>
      <text:p text:style-name="P13"><text:span text:style-name="T75">HOME PAGE</text:span></text:p>
      <text:p text:style-name="P13"><text:span text:style-name="T16">The </text:span><text:span text:style-name="T74">Home Page </text:span><text:span text:style-name="T16">is t</text:span><text:span text:style-name="T18">he first page you see when starting up the application. </text:span><text:span text:style-name="T19">This has a picture of Gaius at the top. </text:span><text:span text:style-name="T22">Click </text:span><text:span text:style-name="T64">“New”</text:span><text:span text:style-name="T22"> with your mouse to navigate to the </text:span><text:span text:style-name="T64">Conversation Page;</text:span><text:span text:style-name="T22"> </text:span><text:span text:style-name="T64">“Load”</text:span><text:span text:style-name="T22"> to go to the </text:span><text:span text:style-name="T64">Load Page;</text:span><text:span text:style-name="T22"> and </text:span><text:span text:style-name="T64">“Delete”</text:span><text:span text:style-name="T22"> to go to the </text:span><text:span text:style-name="T64">Delete Page</text:span><text:span text:style-name="T22">.</text:span></text:p>
      <text:p text:style-name="P19"><text:span text:style-name="T62">CONVERSATION PAGE</text:span></text:p>
      <text:p text:style-name="P13"><text:span text:style-name="T21">T</text:span><text:span text:style-name="T20">his is where you communicate with Gaius. </text:span><text:span text:style-name="T17">If there is a conversation history,</text:span><text:span text:style-name="T20"> </text:span><text:span text:style-name="T17">this is displayed at the top of the page. </text:span><text:span text:style-name="T20">There is a box at the bottom </text:span><text:span text:style-name="T23">of the page </text:span><text:span text:style-name="T20">for typing the prompt and two buttons (one green and one blue) </text:span><text:span text:style-name="T24">in </text:span><text:span text:style-name="T20">the </text:span><text:span text:style-name="T24">bottom right</text:span><text:span text:style-name="T20">. </text:span><text:span text:style-name="T25">The green button with the arrow </text:span><text:span text:style-name="T65">submits prompts to Gaius </text:span><text:span text:style-name="T25">and the other blue button opens the </text:span><text:span text:style-name="T67">Conversation </text:span><text:span text:style-name="T65">Settings Page</text:span><text:span text:style-name="T25">.</text:span></text:p>
      <text:p text:style-name="P29"><text:span text:style-name="T50">How to </text:span><text:span text:style-name="T51">Submit a Prompt </text:span><text:span text:style-name="T52">to Gaius</text:span></text:p>
      <text:p text:style-name="P26"><text:span text:style-name="T35">Type your prompt in the box at the bottom of the screen </text:span><text:span text:style-name="T38">and u</text:span><text:span text:style-name="T35">se your mouse to left-click the green button </text:span><text:span text:style-name="T41">with an upwards-pointing arrow </text:span><text:span text:style-name="T35">to submit. </text:span><text:span text:style-name="T42">You can also submit prompts by pressing the SHIFT </text:span><text:span text:style-name="T47">and</text:span><text:span text:style-name="T42"> ENTER</text:span><text:span text:style-name="T35"> </text:span><text:span text:style-name="T42">keys simultaneously.</text:span></text:p>
      <text:p text:style-name="P26"><text:span text:style-name="T43">First t</text:span><text:span text:style-name="T48">ext will appear de</text:span><text:span text:style-name="T43">tailing</text:span><text:span text:style-name="T48"> </text:span><text:span text:style-name="T36">the </text:span><text:span text:style-name="T48">loading of the AI model. </text:span><text:span text:style-name="T38">Once </text:span><text:span text:style-name="T44">the model has loaded</text:span><text:span text:style-name="T38">, </text:span><text:span text:style-name="T44">Gaius will start to think and will tell you his thought process word by word. You can interrupt his thoughts by left-clicking with the mouse</text:span><text:span text:style-name="T39"> “</text:span><text:span text:style-name="T49">Stop text generation.</text:span><text:span text:style-name="T39">” </text:span><text:span text:style-name="T45">Alternatively, wait for Gaius to stop thinking and he will output a final response. </text:span><text:span text:style-name="T39"><text:s/></text:span><text:span text:style-name="T40">Once </text:span><text:span text:style-name="T46">Gaius </text:span><text:span text:style-name="T40">has been </text:span><text:span text:style-name="T46">interrupted or has finished </text:span><text:span text:style-name="T37">you will be able to submit further prompts to continue the conversation</text:span></text:p>
      <text:p text:style-name="P28"><text:span text:style-name="T3">N.B.</text:span><text:span text:style-name="T63"> </text:span><text:span text:style-name="T65">When the first prompt is submitted </text:span><text:span text:style-name="T68">on a new browser</text:span><text:span text:style-name="T65">, the browser will need to load </text:span><text:span text:style-name="T69">the</text:span><text:span text:style-name="T65"> model and so the response will be slower than when subsequent prompts are submitted.</text:span></text:p>
      <text:p text:style-name="P13"><text:span text:style-name="T25"/></text:p>
      <text:p text:style-name="P14"><text:span text:style-name="T67"/></text:p>
      <text:p text:style-name="P20"><text:span text:style-name="T67">C</text:span><text:span text:style-name="T62">ONVERSATION SETTINGS PAGE</text:span></text:p>
      <text:p text:style-name="P6"><text:span text:style-name="T62">This enables you to change the settings for the current conversation. It comprises of a top section </text:span><text:span text:style-name="T66">for changing Gaius’ behaviour; a middle section that enables you to print the current conversation or to upload data in the HTML format; and a bottom conversation for returning to the </text:span><text:span text:style-name="T11">Conversation Page</text:span><text:span text:style-name="T66"> or to quit the conversation and return to the </text:span><text:span text:style-name="T11">Home Page</text:span><text:span text:style-name="T66">.</text:span></text:p>
      <text:p text:style-name="P30"><text:span text:style-name="T66">H</text:span><text:span text:style-name="T62">ow to change Gaius’ behaviour</text:span></text:p>
      <text:list text:style-name="L8">
        <text:list-item>
          <text:p text:style-name="P8"><text:span text:style-name="T62">Click </text:span><text:span text:style-name="T10">“Switch to Prompt Trainer”</text:span><text:span text:style-name="T62"> to change Gaius into a trainer who will rank your prompt from 1 (worst score) to 5 (best score) and advise you on how to improve your prompt.</text:span></text:p>
        </text:list-item>
        <text:list-item>
          <text:p text:style-name="P8"><text:span text:style-name="T62">Click </text:span><text:span text:style-name="T10">“Switch to No Memory Mode”</text:span><text:span text:style-name="T62"> to block Gaius from pulling in content from other conversations to inform his responses.</text:span></text:p>
        </text:list-item>
        <text:list-item>
          <text:p text:style-name="P9"><text:span text:style-name="T62">Click </text:span><text:span text:style-name="T10">“Search The Internet”</text:span><text:span text:style-name="T62"> to cause Gaius to search the Internet to improve his response to your prompt. This feature requires Internet access and will lead to data being shared with the Wikipedia servers.</text:span></text:p>
        </text:list-item>
      </text:list>
      <text:p text:style-name="P10"><text:span text:style-name="T62">Clicking any of these modes will take you back to the </text:span><text:span text:style-name="T10">Conversation Page</text:span><text:span text:style-name="T62">. A message will appear at the bottom of the page to confirm the change to Gaius’ behaviour. Click the </text:span><text:span text:style-name="T10">“x”</text:span><text:span text:style-name="T62"> to the left of the message to cancel the change in Gaius’ behaviour.</text:span></text:p>
      <text:p text:style-name="P21"><text:span text:style-name="T62">How to Upload New Information</text:span></text:p>
      <text:p text:style-name="P21"><text:span text:style-name="T17">In Microsoft Word click “</text:span><text:span text:style-name="T62">Save As</text:span><text:span text:style-name="T17">” </text:span><text:span text:style-name="T26">and the select “</text:span><text:span text:style-name="T70">.html</text:span><text:span text:style-name="T26">“ format. </text:span><text:span text:style-name="T27">Then click </text:span><text:span text:style-name="T71">“Upload HTML”</text:span><text:span text:style-name="T27"> to upload the document to AskGaius.</text:span></text:p>
      <text:p text:style-name="P15"><text:span text:style-name="T66">L</text:span><text:span text:style-name="T62">oad Page</text:span></text:p>
      <text:p text:style-name="P16"><text:span text:style-name="T17">Conversations are automatically saved and previously exited conversations can be accessed by clicking </text:span><text:span text:style-name="T62">“Load”</text:span><text:span text:style-name="T17"> on the </text:span><text:span text:style-name="T62">Home Page</text:span><text:span text:style-name="T17"> and selecting the conversation. Conversations are sorted from newest to oldest. Left-clicking on the conversation with your mouse will take you to the </text:span><text:span text:style-name="T62">Conversation Page</text:span><text:span text:style-name="T17"> with the history of the selected conversation fully loaded.</text:span></text:p>
      <text:p text:style-name="P17"><text:span text:style-name="T62">Delete Page</text:span></text:p>
      <text:p text:style-name="P7"><text:span text:style-name="T62">Should you wish to delete an old conversation, click </text:span><text:span text:style-name="T10">“Delete”</text:span><text:span text:style-name="T62"> on the </text:span><text:span text:style-name="T10">Home Page</text:span><text:span text:style-name="T62">. This will take you to the </text:span><text:span text:style-name="T10">Delete Page</text:span><text:span text:style-name="T62">. Click on a conversation to delete it. Be careful – </text:span><text:span text:style-name="T72">deleting a conversation cannot be undone.</text:span></text:p>
      <text:p text:style-name="P1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tkinson Hyperlegible" svg:font-family="'Atkinson Hyperlegible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I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1"/><text:page-number text:select-page="current">III</text:page-number><text:bookmark-end text:name="PageNumWizard_FOOTER_Default Page Style1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09T17:58:18.873837163</meta:creation-date>
    <dc:date>2026-04-10T12:07:51.582994189</dc:date>
    <meta:editing-duration>PT2H55M18S</meta:editing-duration>
    <meta:editing-cycles>148</meta:editing-cycles>
    <meta:generator>LibreOffice/24.2.7.2$Linux_X86_64 LibreOffice_project/420$Build-2</meta:generator>
    <meta:document-statistic meta:table-count="0" meta:image-count="0" meta:object-count="0" meta:page-count="3" meta:paragraph-count="35" meta:word-count="868" meta:character-count="5049" meta:non-whitespace-character-count="4217"/>
  </office:meta>
</office:document-meta>
</file>